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520" officeooo:paragraph-rsid="00005520"/>
    </style:style>
    <style:style style:name="P2" style:family="paragraph" style:parent-style-name="Preformatted_20_Text">
      <style:text-properties fo:color="#000000" officeooo:rsid="00005520" officeooo:paragraph-rsid="00005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Slide number 2 :</text:p>
      <text:p text:style-name="P2"/>
      <text:p text:style-name="P2"><text:s/>Avant de présenter les différents types de cloud pouvant être développés, nous établissons dans un premier temps quelques critères de classific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3:26:17.192330850</meta:creation-date>
    <dc:date>2017-05-10T23:27:45.217896221</dc:date>
    <meta:editing-duration>PT1M2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25" meta:character-count="166" meta:non-whitespace-character-count="141"/>
  </office:meta>
</office:document-meta>
</file>